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5d10" officeooo:paragraph-rsid="00145d1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5d10" officeooo:paragraph-rsid="00145d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5d10" officeooo:paragraph-rsid="00145d1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6ff4" officeooo:paragraph-rsid="00156ff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2a98" officeooo:paragraph-rsid="00182a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a2806" officeooo:paragraph-rsid="002a2806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82a98" officeooo:paragraph-rsid="001ee6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12aaa" officeooo:paragraph-rsid="00312a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30c23" officeooo:paragraph-rsid="00330c2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4f166" officeooo:paragraph-rsid="0034f16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12aaa" officeooo:paragraph-rsid="00312aa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2806"/>
    </style:style>
    <style:style style:name="T3" style:family="text">
      <style:text-properties officeooo:rsid="00182a98"/>
    </style:style>
    <style:style style:name="T4" style:family="text">
      <style:text-properties officeooo:rsid="0031ba27"/>
    </style:style>
    <style:style style:name="T5" style:family="text">
      <style:text-properties officeooo:rsid="00335d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it</text:span> Assignment</text:p>
      <text:p text:style-name="P1"/>
      <text:p text:style-name="P2">Aim:</text:p>
      <text:p text:style-name="P6">How to Pull code/content from a Remote Git repository in any branch without Merge commit?</text:p>
      <text:p text:style-name="P3"/>
      <text:p text:style-name="P4"><text:span text:style-name="T1">Requirements</text:span>:</text:p>
      <text:list xml:id="list3540334218334400052" text:style-name="L1">
        <text:list-header>
          <text:p text:style-name="P7">Should be done on a remote Git repository.</text:p>
          <text:p text:style-name="P10"/>
        </text:list-header>
      </text:list>
      <text:p text:style-name="P5"><text:span text:style-name="T1">Detailed Requirements</text:span>:</text:p>
      <text:list xml:id="list3524826554650364469" text:style-name="L2">
        <text:list-header>
          <text:p text:style-name="P8"><text:span text:style-name="T3">When many people are working on a project simultaneously, </text:span>code/content is pushed on to a remote git repository by all of them. In case a conflict arise or any collaborator tries to pull the code from the remote git repository after making his/her own changes in the code/content, an extra merge commit gets generated by git. However, we can avoid that extra merge commit from getting generated. </text:p>
          <text:p text:style-name="P8"/>
          <text:p text:style-name="P8">So, the task here is to document the steps as to how to achieve it ? You have to document the whole process of achieving the above mentioned aim in a text file and add it to your github account for submission.</text:p>
        </text:list-header>
      </text:list>
      <text:p text:style-name="P13">Note: Shubhra added me as a collaborator in her repository</text:p>
      <text:p text:style-name="P14">Answer:</text:p>
      <text:p text:style-name="P11">mkdir abc</text:p>
      <text:p text:style-name="P11">cd abc</text:p>
      <text:p text:style-name="P11">git init </text:p>
      <text:p text:style-name="P11">cat&gt;foo</text:p>
      <text:p text:style-name="P11">First changed</text:p>
      <text:p text:style-name="P11">ctrl-c</text:p>
      <text:p text:style-name="P11">git checkout -b master</text:p>
      <text:p text:style-name="P11">git clone <text:a xlink:type="simple" xlink:href="https://github.com/shubhra02/kip123/tree/master">https://github.com/shubhra02/kip123</text:a></text:p>
      <text:p text:style-name="P11">Now if I make changes to file of repository shubhra02/kip123/tree/master</text:p>
      <text:p text:style-name="P11">and simultaneously shubhra also makes changes and get committed.</text:p>
      <text:p text:style-name="P11">And if I push my changes to remote repository <text:span text:style-name="T4">it will give conflict as well as merge error because shubhra has already committed some changes which are not reflected in my local repository.</text:span></text:p>
      <text:p text:style-name="P12">So first we <text:span text:style-name="T5">need to reflect those changes in my local repository also before pushing so instead</text:span> of git pull we will <text:span text:style-name="T5">run</text:span> git pull --rebase kip11 <text:s/>master. <text:span text:style-name="T5">This will override the changes done by shubhra t</text:span>hen it will apply all the remote commits on top of HEAD and then apply our commits on the top of it.</text:p>
      <text:p text:style-name="P12">Then we can easily pu<text:span text:style-name="T5">sh</text:span> the progress <text:span text:style-name="T5">alternatively </text:span><text:s/>we <text:span text:style-name="T5">can </text:span>use git push -f to forcefully push to the</text:p>
      <text:p text:style-name="P12">remote repository <text:span text:style-name="T5">in case the above does not work.</text:span></text:p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0:34:40.466139478</meta:creation-date>
    <dc:date>2017-01-12T18:28:45.995104644</dc:date>
    <meta:editing-duration>PT2H43M53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307" meta:character-count="1751" meta:non-whitespace-character-count="1464"/>
  </office:meta>
</office:document-meta>
</file>